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text:list-style style:name="L2">
      <text:list-level-style-number text:level="1" style:num-suffix="." style:num-format="1">
        <style:list-level-properties text:space-before="18.00pt" text:min-label-width="18.00pt"/>
      </text:list-level-style-number>
    </text:list-style>
    <style:style style:name="P2" style:family="paragraph">
      <style:paragraph-properties fo:line-height="105.00%" fo:text-align="left" fo:margin-bottom="8.00pt"/>
    </style:style>
    <style:style style:name="P3" style:family="paragraph">
      <style:paragraph-properties fo:line-height="105.00%" fo:text-align="left" fo:margin-bottom="8.00pt"/>
    </style:style>
    <style:style style:name="P4" style:family="paragraph">
      <style:paragraph-properties fo:line-height="115.00%" fo:text-align="left" fo:margin-bottom="10.00pt"/>
    </style:style>
  </office:automatic-styles>
  <office:body>
    <office:text>
      <text:p text:style-name="P1"><text:span text:style-name="T1"><text:s text:c="15"/>WEB PHISHING DETECTION</text:span></text:p>
      <text:p text:style-name="P1"><text:span text:style-name="T2"/></text:p>
      <text:p text:style-name="P1"><text:span text:style-name="T3"><text:s text:c="40"/>IDEATION</text:span></text:p>
      <text:p text:style-name="P1"><text:span text:style-name="T3"/></text:p>
      <text:p text:style-name="P1"><text:span text:style-name="T3"/></text:p>
      <text:p text:style-name="P1"><text:span text:style-name="T4">A phishing URL and the corresponding page have several features which can be differentiated from a malicious URL. For example; an attacker can register long and confusing domain to hide the actual domain name (Cybersquatting, Typo squatting). In some case attackers can use direct IP addresses instead of using the domain name. This type of event is out of our scope, but it can be used for the same purpose. Attackers can also use short domain names which are irrelevant to legitimate brand names and don’t have any Free URL addition. But these type of web sites are also out of our scope, because they are more relevant to fraudulent domains instead of phishing domains.</text:span></text:p>
      <text:p text:style-name="P1"><text:span text:style-name="T4"/></text:p>
      <text:p text:style-name="P1"><text:span text:style-name="T4">Beside URL-Based Features, different kinds of features which are used in machine learning algorithms in the detection process of academic studies are used. Features collected from academic studies for the phishing domain detection with machine learning techniques are grouped as given below.</text:span></text:p>
      <text:p text:style-name="P1"><text:span text:style-name="T4"/></text:p>
      <text:list text:style-name="L2">
        <text:list-item>
          <text:p text:style-name="P2"><text:span text:style-name="T4">URL-Based Features</text:span></text:p>
        </text:list-item>
        <text:list-item>
          <text:p text:style-name="P2"><text:span text:style-name="T4">Domain-Based Features</text:span></text:p>
        </text:list-item>
        <text:list-item>
          <text:p text:style-name="P2"><text:span text:style-name="T4">Page-Based Features</text:span></text:p>
        </text:list-item>
        <text:list-item>
          <text:p text:style-name="P2"><text:span text:style-name="T4">Content-Based Features</text:span></text:p>
        </text:list-item>
      </text:list>
      <text:p text:style-name="P3"><text:span text:style-name="T4"/></text:p>
      <text:p text:style-name="P3"><text:span text:style-name="T4"/></text:p>
      <text:p text:style-name="P3"><text:span text:style-name="T4"/></text:p>
      <text:p text:style-name="P3"><text:span text:style-name="T4"/></text:p>
      <text:p text:style-name="P3"><text:span text:style-name="T4">TEAM MEMBERS </text:span></text:p>
      <text:p text:style-name="P3"><text:span text:style-name="T4">PRASANNA KUMAR</text:span></text:p>
      <text:p text:style-name="P3"><text:span text:style-name="T4">PUGAZHENTHI</text:span></text:p>
      <text:p text:style-name="P3"><text:span text:style-name="T4">RAHUL</text:span></text:p>
      <text:p text:style-name="P3"><text:span text:style-name="T4">NAVEEN KUMAR -TEAM LEADER<text:line-break/><text:line-break/></text:span></text:p>
      <text:p text:style-name="P4"><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